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Times New Roman" fo:font-size="16pt" fo:font-weight="bold" officeooo:rsid="0001517c" officeooo:paragraph-rsid="0001517c" style:font-size-asian="14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1cm" fo:margin-right="0cm" fo:line-height="150%" fo:text-indent="0cm" style:auto-text-indent="false" fo:background-color="transparent"/>
      <style:text-properties style:font-name="Times New Roman" fo:font-size="16pt" fo:font-weight="bold" officeooo:rsid="0001517c" officeooo:paragraph-rsid="0001517c" style:font-size-asian="14pt" style:font-weight-asian="bold" style:font-size-complex="16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.76cm" fo:margin-right="0cm" fo:margin-top="0.84cm" fo:margin-bottom="0.84cm" loext:contextual-spacing="false" fo:line-height="150%" fo:text-indent="0cm" style:auto-text-indent="false" style:page-number="auto" fo:background-color="transparent"/>
      <style:text-properties style:font-name="Times New Roman" fo:font-size="16pt" fo:font-weight="bold" officeooo:rsid="0001517c" officeooo:paragraph-rsid="0001517c" style:font-size-asian="14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1.02cm" fo:margin-right="0cm" fo:margin-top="0.42cm" fo:margin-bottom="0.42cm" loext:contextual-spacing="false" fo:line-height="150%" fo:text-indent="0cm" style:auto-text-indent="false" fo:background-color="transparent"/>
      <style:text-properties style:font-name="Times New Roman" fo:font-size="14pt" fo:font-weight="bold" officeooo:rsid="00051008" officeooo:paragraph-rsid="00064306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1.02cm" fo:margin-right="0cm" fo:margin-top="0.42cm" fo:margin-bottom="0.42cm" loext:contextual-spacing="false" fo:line-height="150%" fo:text-indent="0cm" style:auto-text-indent="false" fo:break-before="page" fo:background-color="transparent"/>
      <style:text-properties style:font-name="Times New Roman" fo:font-size="14pt" fo:font-weight="bold" officeooo:rsid="00051008" officeooo:paragraph-rsid="00064306" style:font-size-asian="14pt" style:font-weight-asian="bold" style:font-size-complex="14pt" style:font-weight-complex="bold"/>
    </style:style>
    <style:style style:name="P6" style:family="paragraph" style:parent-style-name="Standard" style:master-page-name="">
      <loext:graphic-properties draw:fill="none"/>
      <style:paragraph-properties fo:margin-left="1.02cm" fo:margin-right="0cm" fo:margin-top="0.42cm" fo:margin-bottom="0.42cm" loext:contextual-spacing="false" fo:line-height="150%" fo:text-indent="0cm" style:auto-text-indent="false" style:page-number="auto" fo:background-color="transparent"/>
      <style:text-properties style:font-name="Times New Roman" fo:font-size="14pt" fo:font-weight="bold" officeooo:rsid="00051008" officeooo:paragraph-rsid="00051008" style:font-size-asian="14pt" style:font-weight-asian="bold" style:font-size-complex="14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42cm" fo:margin-bottom="0.42cm" loext:contextual-spacing="false" fo:line-height="150%" fo:text-indent="0cm" style:auto-text-indent="false" style:page-number="auto" fo:background-color="transparent"/>
      <style:text-properties style:font-name="Times New Roman" fo:font-size="12pt" fo:font-weight="normal" officeooo:rsid="00088e92" officeooo:paragraph-rsid="00088e92" style:font-size-asian="10.5pt" style:font-weight-asian="normal" style:font-size-complex="12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.42cm" fo:margin-bottom="0.42cm" loext:contextual-spacing="false" fo:line-height="150%" fo:text-indent="0cm" style:auto-text-indent="false" style:page-number="auto" fo:background-color="transparent"/>
      <style:text-properties style:font-name="Times New Roman" fo:font-size="12pt" fo:font-weight="normal" officeooo:rsid="0008f6df" officeooo:paragraph-rsid="0008f6df" style:font-size-asian="12pt" style:font-weight-asian="normal" style:font-size-complex="12pt" style:font-weight-complex="normal"/>
    </style:style>
    <style:style style:name="T1" style:family="text">
      <style:text-properties officeooo:rsid="000342f4"/>
    </style:style>
    <style:style style:name="T2" style:family="text">
      <style:text-properties officeooo:rsid="000643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4. Implement<text:span text:style-name="T1">a</text:span>cja systemu</text:p>
      <text:p text:style-name="P6">4.1. Sekcja rejestracji użytkownika</text:p>
      <text:p text:style-name="P7">Sekcja rejestracji użytkownika </text:p>
      <text:p text:style-name="P4">4.<text:span text:style-name="T2">2</text:span>. Sekcja <text:span text:style-name="T2">logowania</text:span></text:p>
      <text:p text:style-name="P8">Sekcja logowania</text:p>
      <text:p text:style-name="P4">4.<text:span text:style-name="T2">3</text:span>. Sekcja <text:span text:style-name="T2">zmiany hasła</text:span></text:p>
      <text:p text:style-name="P4">4.<text:span text:style-name="T2">4</text:span>. S<text:span text:style-name="T2">truktura strony głównej I jej zawartość</text:span></text:p>
      <text:p text:style-name="P4">4.<text:span text:style-name="T2">5</text:span>. Sekcja rejestracji użytkownika</text:p>
      <text:p text:style-name="P5">4.<text:span text:style-name="T2">6</text:span>. Sekcja rejestracji użytkownika</text:p>
      <text:p text:style-name="P5">4.<text:span text:style-name="T2">6</text:span>. Sekcja rejestracji użytkownika</text:p>
      <text:p text:style-name="P5">4.<text:span text:style-name="T2">6</text:span>. Sekcja rejestracji użytkownika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11-22T00:13:09.231000000</dc:date>
    <meta:editing-duration>P3DT6H40M59S</meta:editing-duration>
    <meta:editing-cycles>3</meta:editing-cycles>
    <meta:document-statistic meta:table-count="0" meta:image-count="0" meta:object-count="0" meta:page-count="4" meta:paragraph-count="11" meta:word-count="42" meta:character-count="336" meta:non-whitespace-character-count="304"/>
  </office:meta>
</office:document-meta>
</file>